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14cm" fo:margin-left="-0.016cm" fo:margin-right="0cm" table:align="margins"/>
    </style:style>
    <style:style style:name="Tabell2.A" style:family="table-column">
      <style:table-column-properties style:column-width="2.831cm" style:rel-column-width="10904*"/>
    </style:style>
    <style:style style:name="Tabell2.B" style:family="table-column">
      <style:table-column-properties style:column-width="2.805cm" style:rel-column-width="10802*"/>
    </style:style>
    <style:style style:name="Tabell2.C" style:family="table-column">
      <style:table-column-properties style:column-width="11.379cm" style:rel-column-width="4382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785cm" style:rel-column-width="6876*"/>
    </style:style>
    <style:style style:name="Tabell3.B" style:family="table-column">
      <style:table-column-properties style:column-width="2.865cm" style:rel-column-width="11034*"/>
    </style:style>
    <style:style style:name="Tabell3.C" style:family="table-column">
      <style:table-column-properties style:column-width="6.17cm" style:rel-column-width="23767*"/>
    </style:style>
    <style:style style:name="Tabell3.D" style:family="table-column">
      <style:table-column-properties style:column-width="6.193cm" style:rel-column-width="23858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4.249cm" style:rel-column-width="16383*"/>
    </style:style>
    <style:style style:name="Tabell4.D" style:family="table-column">
      <style:table-column-properties style:column-width="4.251cm" style:rel-column-width="16386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6.999cm" table:align="margins"/>
    </style:style>
    <style:style style:name="Tabell6.A" style:family="table-column">
      <style:table-column-properties style:column-width="4.249cm" style:rel-column-width="16383*"/>
    </style:style>
    <style:style style:name="Tabell6.D" style:family="table-column">
      <style:table-column-properties style:column-width="4.251cm" style:rel-column-width="16386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6.999cm" table:align="margins"/>
    </style:style>
    <style:style style:name="Tabell5.A" style:family="table-column">
      <style:table-column-properties style:column-width="4.249cm" style:rel-column-width="16383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10" style:family="table-row">
      <style:table-row-properties style:min-row-height="0.619cm"/>
    </style:style>
    <style:style style:name="P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/>
      <text:h text:style-name="P1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  <text:h text:style-name="Heading_20_2" text:outline-level="2"/>
      <text:h text:style-name="P1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utan att falla igenom</text:p>
          </table:table-cell>
        </table:table-row>
        <text:soft-page-break/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<text:soft-page-break/>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<text:soft-page-break/>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</table:table-row>
      </table:table>
      <text:p text:style-name="Standard"/>
      <text:h text:style-name="P1" text:outline-level="2">Testspecifikation 4</text:h>
      <text:p text:style-name="Text_20_body">Testfall:</text:p>
      <table:table table:name="Tabell4" table:style-name="Tabell4">
        <table:table-column table:style-name="Tabell4.A" table:number-columns-repeated="3"/>
        <table:table-column table:style-name="Tabell4.D"/>
        <table:table-row>
          <table:table-cell table:style-name="Tabell4.A1" office:value-type="string">
            <text:p text:style-name="Table_20_Contents">Krav</text:p>
          </table:table-cell>
          <table:table-cell table:style-name="Tabell4.A1" office:value-type="string">
            <text:p text:style-name="Table_20_Contents">Input</text:p>
          </table:table-cell>
          <table:table-cell table:style-name="Tabell4.A1" office:value-type="string">
            <text:p text:style-name="Table_20_Contents">Förväntat resultat</text:p>
          </table:table-cell>
          <table:table-cell table:style-name="Tabell4.D1" office:value-type="string">
            <text:p text:style-name="Table_20_Contents">Syfte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singleplayer i meny.</text:p>
          </table:table-cell>
          <table:table-cell table:style-name="Tabell4.A2" office:value-type="string">
            <text:p text:style-name="Table_20_Contents">En placeholder för instruktioner för singeplayer visas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multiplayer</text:p>
          </table:table-cell>
          <table:table-cell table:style-name="Tabell4.A2" office:value-type="string">
            <text:p text:style-name="Table_20_Contents">En ny meny visas, där man får välja typ av multiplayerspel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stranger.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friend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n faller ner.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 faller ner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hög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vänst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nedåt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ext:soft-page-break/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vänster</text:p>
          </table:table-cell>
          <table:table-cell table:style-name="Tabell4.A2" office:value-type="string">
            <text:p text:style-name="Table_20_Contents">Spelaren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höger.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falla på spelare 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troll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allande stenblock falla på spelare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allande stenblock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n fladdermus spawna på banan.</text:p>
          </table:table-cell>
          <table:table-cell table:style-name="Tabell4.A2" office:value-type="string">
            <text:p text:style-name="Table_20_Contents">Fladdermusen flyger</text:p>
          </table:table-cell>
          <table:table-cell table:style-name="Tabell4.D2" office:value-type="string">
            <text:p text:style-name="Table_20_Contents">Kolla så fladdermöss flyger och inte bryr sig om gravitation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höger om, ett troll.</text:p>
          </table:table-cell>
          <table:table-cell table:style-name="Tabell4.A2" office:value-type="string">
            <text:p text:style-name="Table_20_Contents">Trollet springer mot spelaren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vänster om, ett troll.</text:p>
          </table:table-cell>
          <table:table-cell table:style-name="Tabell4.A2" office:value-type="string">
            <text:p text:style-name="Table_20_Contents">Trollet springer mot spelaren.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över ett troll som jagar spelaren.</text:p>
          </table:table-cell>
          <table:table-cell table:style-name="Tabell4.A2" office:value-type="string">
            <text:p text:style-name="Table_20_Contents">Trollet vänder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spawna</text:p>
          </table:table-cell>
          <table:table-cell table:style-name="Tabell4.A2" office:value-type="string">
            <text:p text:style-name="Table_20_Contents">Fienden faller från toppen av banan till bott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falla igenom en plattform</text:p>
          </table:table-cell>
          <table:table-cell table:style-name="Tabell4.A2" office:value-type="string">
            <text:p text:style-name="Table_20_Contents">Fienden studsar upp och rör sig långsammare genom plattform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</table:table>
      <text:p text:style-name="Text_20_body"/>
      <text:p text:style-name="Text_20_body"/>
      <text:h text:style-name="P1" text:outline-level="2">Testspecifikation 5</text:h>
      <text:p text:style-name="Text_20_body">Testfall:</text:p>
      <text:p text:style-name="Text_20_body"/>
      <table:table table:name="Tabell6" table:style-name="Tabell6">
        <table:table-column table:style-name="Tabell6.A" table:number-columns-repeated="3"/>
        <table:table-column table:style-name="Tabell6.D"/>
        <table:table-row>
          <table:table-cell table:style-name="Tabell6.A1" office:value-type="string">
            <text:p text:style-name="Table_20_Contents">Krav</text:p>
          </table:table-cell>
          <table:table-cell table:style-name="Tabell6.A1" office:value-type="string">
            <text:p text:style-name="Table_20_Contents">Input</text:p>
          </table:table-cell>
          <table:table-cell table:style-name="Tabell6.A1" office:value-type="string">
            <text:p text:style-name="Table_20_Contents">Förväntat resultat</text:p>
          </table:table-cell>
          <table:table-cell table:style-name="Tabell6.D1" office:value-type="string">
            <text:p text:style-name="Table_20_Contents">Syfte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canvasens storlek.</text:p>
          </table:table-cell>
          <table:table-cell table:style-name="Tabell6.A2" office:value-type="string">
            <text:p text:style-name="Table_20_Contents">Man ser bara sin karaktär och banan runt den.</text:p>
          </table:table-cell>
          <table:table-cell table:style-name="Tabell6.D2" office:value-type="string">
            <text:p text:style-name="Table_20_Contents">Man ska bara se området runt sin karaktär.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vänst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D2" office:value-type="string">
            <text:p text:style-name="Table_20_Contents">Spelaren ska alltid vara i mitten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hög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D2" office:value-type="string">
            <text:p text:style-name="Table_20_Contents">Spelaren ska alltid vara i mitten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om bilden rör sig</text:p>
          </table:table-cell>
          <table:table-cell table:style-name="Tabell6.A2" office:value-type="string">
            <text:p text:style-name="Table_20_Contents">Bilden ska stå still i två sekunder innan den börjar flytta sig uppåt längs banan</text:p>
          </table:table-cell>
          <table:table-cell table:style-name="Tabell6.D2" office:value-type="string">
            <text:p text:style-name="Table_20_Contents">Bilden ska flytta sig långsamt uppåt under spelet, men ge spelaren 2 sekunder precis i början.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Låt spelaren stå still</text:p>
          </table:table-cell>
          <table:table-cell table:style-name="Tabell6.A2" office:value-type="string">
            <text:p text:style-name="Table_20_Contents">När halva gubben är utanför bilden så dör den.</text:p>
          </table:table-cell>
          <table:table-cell table:style-name="Tabell6.D2" office:value-type="string">
            <text:p text:style-name="Table_20_Contents">Man ska dö när man når botten av skärmen.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tarta ett multiplayerspel</text:p>
          </table:table-cell>
          <table:table-cell table:style-name="Tabell6.A2" office:value-type="string">
            <text:p text:style-name="Table_20_Contents">Servern skapar och skickar en multiplayerbana</text:p>
          </table:table-cell>
          <table:table-cell table:style-name="Tabell6.D2" office:value-type="string">
            <text:p text:style-name="Table_20_Contents">Servern ska kunna skapa och skicka en multiplayerbana till servern. Klienten ska kunna rendera den.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pela på en multiplayerbana under några minuter</text:p>
          </table:table-cell>
          <table:table-cell table:style-name="Tabell6.A2" office:value-type="string">
            <text:p text:style-name="Table_20_Contents">Banan tar inte slut.</text:p>
          </table:table-cell>
          <table:table-cell table:style-name="Tabell6.D2" office:value-type="string">
            <text:p text:style-name="Table_20_Contents">En multiplayerbana fylls hela tiden på med mer block från servern.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singleplayer-spel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D2" office:value-type="string">
            <text:p text:style-name="Table_20_Contents">Nya fiender skickas kontinuerligt från servern och spawnar i närheten (0-10 nivåer upp) av spelaren.</text:p>
          </table:table-cell>
        </table:table-row>
        <text:soft-page-break/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multiplayer-spel under några minuter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D2" office:value-type="string">
            <text:p text:style-name="Table_20_Contents">Nya fiender skickas kontinuerligt från servern och spawnar i närheten (0-10 nivåer upp) av spelaren.</text:p>
          </table:table-cell>
        </table:table-row>
      </table:table>
      <text:p text:style-name="Standard"/>
      <text:p text:style-name="Standard"/>
      <text:p text:style-name="Standard"/>
      <text:h text:style-name="P1" text:outline-level="2">Testspecifikation 6</text:h>
      <text:p text:style-name="Text_20_body">Testfall:</text:p>
      <table:table table:name="Tabell5" table:style-name="Tabell5">
        <table:table-column table:style-name="Tabell5.A" table:number-columns-repeated="4"/>
        <table:table-row>
          <table:table-cell table:style-name="Tabell5.A1" office:value-type="string">
            <text:p text:style-name="Table_20_Contents">Krav</text:p>
          </table:table-cell>
          <table:table-cell table:style-name="Tabell5.A1" office:value-type="string">
            <text:p text:style-name="Table_20_Contents">Input</text:p>
          </table:table-cell>
          <table:table-cell table:style-name="Tabell5.A1" office:value-type="string">
            <text:p text:style-name="Table_20_Contents">Förväntat resultat</text:p>
          </table:table-cell>
          <table:table-cell table:style-name="Tabell5.D1" office:value-type="string">
            <text:p text:style-name="Table_20_Contents">Syfte</text:p>
          </table:table-cell>
        </table:table-row>
        <table:table-row>
          <table:table-cell table:style-name="Tabell5.A2" office:value-type="string">
            <text:p text:style-name="Table_20_Contents">1</text:p>
          </table:table-cell>
          <table:table-cell table:style-name="Tabell5.A2" office:value-type="string">
            <text:p text:style-name="Table_20_Contents">Starta spelet</text:p>
          </table:table-cell>
          <table:table-cell table:style-name="Tabell5.A2" office:value-type="string">
            <text:p text:style-name="Table_20_Contents">Instruktioner visas under spelet.</text:p>
          </table:table-cell>
          <table:table-cell table:style-name="Tabell5.D2" office:value-type="string">
            <text:p text:style-name="Table_20_Contents">Instruktionerna ska finnas tillgängliga.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högerpil</text:p>
          </table:table-cell>
          <table:table-cell table:style-name="Tabell5.A2" office:value-type="string">
            <text:p text:style-name="Table_20_Contents">Spelare 2 går åt höger</text:p>
          </table:table-cell>
          <table:table-cell table:style-name="Tabell5.D2" office:value-type="string">
            <text:p text:style-name="Table_20_Contents">Man ska kunna styra spelare 2 med piltangenterna 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vänsterpil</text:p>
          </table:table-cell>
          <table:table-cell table:style-name="Tabell5.A2" office:value-type="string">
            <text:p text:style-name="Table_20_Contents">Spelare 2 går åt vänster</text:p>
          </table:table-cell>
          <table:table-cell table:style-name="Tabell5.D2" office:value-type="string">
            <text:p text:style-name="Table_20_Contents">Man ska kunna styra spelare 2 med piltangenterna 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uppåtpil</text:p>
          </table:table-cell>
          <table:table-cell table:style-name="Tabell5.A2" office:value-type="string">
            <text:p text:style-name="Table_20_Contents">Spelare 2 hoppar</text:p>
          </table:table-cell>
          <table:table-cell table:style-name="Tabell5.D2" office:value-type="string">
            <text:p text:style-name="Table_20_Contents">Man ska kunna styra spelare 2 med piltangenterna 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Numpad 0</text:p>
          </table:table-cell>
          <table:table-cell table:style-name="Tabell5.A2" office:value-type="string">
            <text:p text:style-name="Table_20_Contents">Spelaren slår</text:p>
          </table:table-cell>
          <table:table-cell table:style-name="Tabell5.D2" office:value-type="string">
            <text:p text:style-name="Table_20_Contents">Spelaren ska kunna slå.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hög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D2" office:value-type="string">
            <text:p text:style-name="Table_20_Contents">Spelaren ska kunna slå sönder väggar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vänst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D2" office:value-type="string">
            <text:p text:style-name="Table_20_Contents">Spelaren ska kunna slå sönder väggar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uppåt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D2" office:value-type="string">
            <text:p text:style-name="Table_20_Contents">Spelaren ska kunna slå sönder väggar</text:p>
          </table:table-cell>
        </table:table-row>
        <table:table-row table:style-name="Tabell5.10"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spelare 1 </text:p>
          </table:table-cell>
          <table:table-cell table:style-name="Tabell5.A2" office:value-type="string">
            <text:p text:style-name="Table_20_Contents">Spelare 1 dör</text:p>
          </table:table-cell>
          <table:table-cell table:style-name="Tabell5.D2" office:value-type="string">
            <text:p text:style-name="Table_20_Contents">Spelare kan slå ihjäl varandra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1 slår spelare 2 </text:p>
          </table:table-cell>
          <table:table-cell table:style-name="Tabell5.A2" office:value-type="string">
            <text:p text:style-name="Table_20_Contents">Spelare 2 dör</text:p>
          </table:table-cell>
          <table:table-cell table:style-name="Tabell5.D2" office:value-type="string">
            <text:p text:style-name="Table_20_Contents">Spelare kan slå ihjäl varandra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</text:p>
          </table:table-cell>
          <table:table-cell table:style-name="Tabell5.A2" office:value-type="string">
            <text:p text:style-name="Table_20_Contents">Canvasen delas i två och en spelare syns i varje bild</text:p>
          </table:table-cell>
          <table:table-cell table:style-name="Tabell5.D2" office:value-type="string">
            <text:p text:style-name="Table_20_Contents">Båda spelarna ska alltid kunna se sig själva i minst en canvas.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Klättra minst 10 våningar uppåt tillsammans i ett splitscreen-spel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D2" office:value-type="string">
            <text:p text:style-name="Table_20_Contents">Så länge ett mp-spel fortsätter så ska banan byggas på hela tiden, så att den aldrig tar slut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-spel online, ensam</text:p>
          </table:table-cell>
          <table:table-cell table:style-name="Tabell5.A2" office:value-type="string">
            <text:p text:style-name="Table_20_Contents">Spelet väntar på fler spelare.</text:p>
          </table:table-cell>
          <table:table-cell table:style-name="Tabell5.D2" office:value-type="string">
            <text:p text:style-name="Table_20_Contents">Ett mp-spel online ska sätta igång automatiskt när två spelare vill spela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spel online från två klienter.</text:p>
          </table:table-cell>
          <table:table-cell table:style-name="Tabell5.A2" office:value-type="string">
            <text:p text:style-name="Table_20_Contents">Spelet startar med två spelare</text:p>
          </table:table-cell>
          <table:table-cell table:style-name="Tabell5.D2" office:value-type="string">
            <text:p text:style-name="Table_20_Contents">Ett mp-spel online ska sätta igång automatiskt när två spelare vill spela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Låt 4 klienter starta varsitt mp-spel online</text:p>
          </table:table-cell>
          <table:table-cell table:style-name="Tabell5.A2" office:value-type="string">
            <text:p text:style-name="Table_20_Contents">Spelarna paras ihop 2 och 2 och kan spela mot varandra.</text:p>
          </table:table-cell>
          <table:table-cell table:style-name="Tabell5.D2" office:value-type="string">
            <text:p text:style-name="Table_20_Contents">Många spelare ska kunna ansluta och spela tillsammans.</text:p>
          </table:table-cell>
        </table:table-row>
        <text:soft-page-break/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Klättra minst 10 våningar uppåt tillsammans i ett mp-spel online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D2" office:value-type="string">
            <text:p text:style-name="Table_20_Contents">Så länge ett mp-spel fortsätter så ska banan byggas på hela tiden, så att den aldrig tar slut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e en fiende tillsammans i ett mp-spel online</text:p>
          </table:table-cell>
          <table:table-cell table:style-name="Tabell5.A2" office:value-type="string">
            <text:p text:style-name="Table_20_Contents">Fienden är på samma ställe hos båda klienterna och rör sig i samma riktning.</text:p>
          </table:table-cell>
          <table:table-cell table:style-name="Tabell5.D2" office:value-type="string">
            <text:p text:style-name="Table_20_Contents">Monstren ska genereras likadana och på samma ställe hos båda klienterna i ett mp-spel.</text:p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1 dör i ett mp-spel online.</text:p>
          </table:table-cell>
          <table:table-cell table:style-name="Tabell5.A2" office:value-type="string">
            <text:p text:style-name="Table_20_Contents">Spelare 2 vinner. Spelare 1 dör.</text:p>
          </table:table-cell>
          <table:table-cell table:style-name="Tabell5.D2" office:value-type="string">
            <text:p text:style-name="Table_20_Contents">En spelare vinner när den andre dör.</text:p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2 dör i ett mp-spel online.</text:p>
          </table:table-cell>
          <table:table-cell table:style-name="Tabell5.A2" office:value-type="string">
            <text:p text:style-name="Table_20_Contents">Spelare 1 vinner. Spelare 2 dör.</text:p>
          </table:table-cell>
          <table:table-cell table:style-name="Tabell5.D2" office:value-type="string">
            <text:p text:style-name="Table_20_Contents">En spelare vinner när den andre dör.</text:p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1 slår till spelare 2</text:p>
          </table:table-cell>
          <table:table-cell table:style-name="Tabell5.A2" office:value-type="string">
            <text:p text:style-name="Table_20_Contents">Spelare 2 dör.</text:p>
          </table:table-cell>
          <table:table-cell table:style-name="Tabell5.D2" office:value-type="string">
            <text:p text:style-name="Table_20_Contents">Man ska kunna slå ihjäl varandra i mp-spel.</text:p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2 slår till spelare 1.</text:p>
          </table:table-cell>
          <table:table-cell table:style-name="Tabell5.A2" office:value-type="string">
            <text:p text:style-name="Table_20_Contents">Spelare 1 dör.</text:p>
          </table:table-cell>
          <table:table-cell table:style-name="Tabell5.D2" office:value-type="string">
            <text:p text:style-name="Table_20_Contents">Man ska kunna slå ihjäl varandra i mp-spe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20M58S</meta:editing-duration>
    <meta:editing-cycles>215</meta:editing-cycles>
    <meta:generator>OpenOffice/4.0.1$Win32 OpenOffice.org_project/401m5$Build-9714</meta:generator>
    <dc:date>2014-05-25T11:24:38.37</dc:date>
    <dc:creator>Henrik Gabrielsson</dc:creator>
    <meta:document-statistic meta:table-count="6" meta:image-count="0" meta:object-count="0" meta:page-count="13" meta:paragraph-count="563" meta:word-count="2522" meta:character-count="13944"/>
    <meta:user-defined meta:name="Info 1"/>
    <meta:user-defined meta:name="Info 2"/>
    <meta:user-defined meta:name="Info 3"/>
    <meta:user-defined meta:name="Info 4"/>
  </office:meta>
</office:document-meta>
</file>